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"/>
  <manifest:file-entry manifest:full-path="ObjectReplacements/Object 8" manifest:media-type=""/>
  <manifest:file-entry manifest:full-path="ObjectReplacements/Object 2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9" manifest:media-type=""/>
  <manifest:file-entry manifest:full-path="ObjectReplacements/Object 3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КоличествоПолугруппИПолурешеток" style:family="table">
      <style:table-properties style:width="170mm" table:align="margins" style:may-break-between-rows="false"/>
    </style:style>
    <style:style style:name="КоличествоПолугруппИПолурешеток.A" style:family="table-column">
      <style:table-column-properties style:column-width="85mm" style:rel-column-width="32767*"/>
    </style:style>
    <style:style style:name="КоличествоПолугруппИПолурешеток.B" style:family="table-column">
      <style:table-column-properties style:column-width="85mm" style:rel-column-width="32768*"/>
    </style:style>
    <style:style style:name="КоличествоПолугруппИПолурешеток.A1" style:family="table-cell">
      <style:table-cell-properties fo:padding="0.97mm" fo:border-left="0.05pt solid #000000" fo:border-right="none" fo:border-top="0.05pt solid #000000" fo:border-bottom="0.05pt solid #000000"/>
    </style:style>
    <style:style style:name="КоличествоПолугруппИПолурешеток.B1" style:family="table-cell">
      <style:table-cell-properties fo:padding="0.97mm" fo:border="0.05pt solid #000000"/>
    </style:style>
    <style:style style:name="КоличествоПолугруппИПолурешеток.A2" style:family="table-cell">
      <style:table-cell-properties fo:padding="0.97mm" fo:border-left="0.05pt solid #000000" fo:border-right="none" fo:border-top="none" fo:border-bottom="0.05pt solid #000000"/>
    </style:style>
    <style:style style:name="КоличествоПолугруппИПолурешеток.B2" style:family="table-cell">
      <style:table-cell-properties fo:padding="0.97mm" fo:border-left="0.05pt solid #000000" fo:border-right="0.05pt solid #000000" fo:border-top="none" fo:border-bottom="0.05pt solid #000000"/>
    </style:style>
    <style:style style:name="МатрицаСмежностиVSСписокСмежности" style:family="table">
      <style:table-properties style:width="170mm" table:align="margins" style:may-break-between-rows="false"/>
    </style:style>
    <style:style style:name="МатрицаСмежностиVSСписокСмежности.A" style:family="table-column">
      <style:table-column-properties style:column-width="85mm" style:rel-column-width="32767*"/>
    </style:style>
    <style:style style:name="МатрицаСмежностиVSСписокСмеж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МатрицаСмежностиVSСписокСмежности.B1" style:family="table-cell">
      <style:table-cell-properties fo:padding="0.97mm" fo:border="0.05pt solid #000000"/>
    </style:style>
    <style:style style:name="МатрицаСмежностиVSСписокСмежности.A2" style:family="table-cell">
      <style:table-cell-properties fo:padding="0.97mm" fo:border-left="0.05pt solid #000000" fo:border-right="none" fo:border-top="none" fo:border-bottom="0.05pt solid #000000"/>
    </style:style>
    <style:style style:name="МатрицаСмежностиVSСписокСмежности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0e9fcc" officeooo:paragraph-rsid="000e9fcc" style:font-size-asian="11.3500003814697pt" style:font-size-complex="13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05316" officeooo:paragraph-rsid="00105316" style:font-size-asian="11.3500003814697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219a4" officeooo:paragraph-rsid="001219a4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3b1a2" officeooo:paragraph-rsid="0013b1a2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3b1a2" officeooo:paragraph-rsid="0014dfd7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56563" officeooo:paragraph-rsid="00156563" style:font-size-asian="11.3500003814697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6a987" officeooo:paragraph-rsid="00171fd4" style:font-size-asian="11.3500003814697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6a987" officeooo:paragraph-rsid="00270d2c" style:font-size-asian="11.3500003814697pt" style:font-size-complex="13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7df07" officeooo:paragraph-rsid="0017df07" style:font-size-asian="11.3500003814697pt" style:font-size-complex="13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f1b6e" officeooo:paragraph-rsid="001f1b6e" style:font-size-asian="11.3500003814697pt" style:font-size-complex="13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fce4c" officeooo:paragraph-rsid="001fce4c" style:font-size-asian="11.3500003814697pt" style:font-size-complex="13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18cec" officeooo:paragraph-rsid="00218cec" style:font-size-asian="11.3500003814697pt" style:font-size-complex="13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18cec" officeooo:paragraph-rsid="00229e5d" style:font-size-asian="11.3500003814697pt" style:font-size-complex="13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48855" officeooo:paragraph-rsid="00248855" style:font-size-asian="11.3500003814697pt" style:font-size-complex="13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5693b" officeooo:paragraph-rsid="0025693b" style:font-size-asian="11.3500003814697pt" style:font-size-complex="13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cdabb" officeooo:paragraph-rsid="002cdabb" style:font-size-asian="11.3500003814697pt" style:font-size-complex="13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fo:font-size="13pt" officeooo:paragraph-rsid="0019e496" style:font-size-asian="13pt" style:font-name-complex="Times New Roman3" style:font-size-complex="13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2pt" officeooo:rsid="0018f295" officeooo:paragraph-rsid="0018f295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1" fo:font-size="13pt" officeooo:rsid="00229e5d" officeooo:paragraph-rsid="00229e5d" style:font-size-asian="11.3500003814697pt" style:font-size-complex="13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1" fo:font-size="13pt" officeooo:rsid="00248855" officeooo:paragraph-rsid="00248855" style:font-size-asian="11.3500003814697pt" style:font-size-complex="13pt"/>
    </style:style>
    <style:style style:name="P21" style:family="paragraph" style:parent-style-name="Table_20_Heading">
      <style:text-properties style:font-name="Times New Roman1" fo:font-size="13pt" officeooo:rsid="00229e5d" officeooo:paragraph-rsid="00229e5d" style:font-size-asian="11.3500003814697pt" style:font-size-complex="13pt"/>
    </style:style>
    <style:style style:name="P22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1" fo:font-size="13pt" officeooo:rsid="001f9732" officeooo:paragraph-rsid="002ea27a" style:font-size-asian="11.3500003814697pt" style:font-size-complex="13pt"/>
    </style:style>
    <style:style style:name="P23" style:family="paragraph" style:parent-style-name="Text_20_body">
      <style:text-properties officeooo:rsid="0044164e" officeooo:paragraph-rsid="0045c312"/>
    </style:style>
    <style:style style:name="P24" style:family="paragraph" style:parent-style-name="Text_20_body">
      <style:text-properties officeooo:paragraph-rsid="0045c312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Times New Roman1" fo:font-size="13pt" officeooo:rsid="002cdabb" officeooo:paragraph-rsid="002cdabb" style:font-size-asian="11.3500003814697pt" style:font-size-complex="13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cdabb" officeooo:paragraph-rsid="002cdabb" style:font-size-asian="11.3500003814697pt" style:font-size-complex="13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05316" officeooo:paragraph-rsid="003fd35e" style:font-size-asian="11.3500003814697pt" style:font-size-complex="13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5693b" officeooo:paragraph-rsid="0045c312" style:font-size-asian="11.3500003814697pt" style:font-size-complex="13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1" fo:font-size="13pt" officeooo:paragraph-rsid="003d5e49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4248b3" officeooo:paragraph-rsid="0044164e"/>
    </style:style>
    <style:style style:name="P31" style:family="paragraph" style:parent-style-name="Standard" style:list-style-name="Numbering_20_1"/>
    <style:style style:name="P32" style:family="paragraph" style:parent-style-name="Standard">
      <style:text-properties officeooo:rsid="004a3a1b" officeooo:paragraph-rsid="004c82b2"/>
    </style:style>
    <style:style style:name="P33" style:family="paragraph" style:parent-style-name="Standard">
      <style:text-properties officeooo:rsid="004a3a1b" officeooo:paragraph-rsid="004ffa8a"/>
    </style:style>
    <style:style style:name="P34" style:family="paragraph" style:parent-style-name="Standard" style:list-style-name="L3">
      <style:text-properties officeooo:paragraph-rsid="004faaba"/>
    </style:style>
    <style:style style:name="P35" style:family="paragraph" style:parent-style-name="Standard" style:list-style-name="L3">
      <style:text-properties officeooo:rsid="004faaba" officeooo:paragraph-rsid="004faaba"/>
    </style:style>
    <style:style style:name="P36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1fce4c" officeooo:paragraph-rsid="0045c312" style:font-size-asian="11.3500003814697pt" style:font-size-complex="13pt"/>
    </style:style>
    <style:style style:name="P37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5c312" officeooo:paragraph-rsid="0045c312" style:font-size-asian="11.3500003814697pt" style:font-size-complex="13pt"/>
    </style:style>
    <style:style style:name="P38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8c575" officeooo:paragraph-rsid="0048c575" style:font-size-asian="11.3500003814697pt" style:font-size-complex="13pt"/>
    </style:style>
    <style:style style:name="P39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ffa8a" officeooo:paragraph-rsid="0045c312" style:font-size-asian="11.3500003814697pt" style:font-size-complex="13pt"/>
    </style:style>
    <style:style style:name="P40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ffa8a" officeooo:paragraph-rsid="004ffa8a" style:font-size-asian="11.3500003814697pt" style:font-size-complex="13pt"/>
    </style:style>
    <style:style style:name="P41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officeooo:paragraph-rsid="002cdabb"/>
    </style:style>
    <style:style style:name="P42" style:family="paragraph" style:parent-style-name="Standard" style:list-style-name="L2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93e52" officeooo:paragraph-rsid="00493e52" style:font-size-asian="11.3500003814697pt" style:font-size-complex="13pt"/>
    </style:style>
    <style:style style:name="P43" style:family="paragraph" style:parent-style-name="Standard" style:list-style-name="L2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93e52" officeooo:paragraph-rsid="004a3a1b" style:font-size-asian="11.3500003814697pt" style:font-size-complex="13pt"/>
    </style:style>
    <style:style style:name="P44" style:family="paragraph" style:parent-style-name="Standard" style:list-style-name="L2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a3a1b" officeooo:paragraph-rsid="004a3a1b" style:font-size-asian="11.3500003814697pt" style:font-size-complex="13pt"/>
    </style:style>
    <style:style style:name="P45" style:family="paragraph" style:parent-style-name="Standard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a3a1b" officeooo:paragraph-rsid="004a3a1b" style:font-size-asian="11.3500003814697pt" style:font-size-complex="13pt"/>
    </style:style>
    <style:style style:name="P46" style:family="paragraph" style:parent-style-name="Standard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c82b2" officeooo:paragraph-rsid="004c82b2" style:font-size-asian="11.3500003814697pt" style:font-size-complex="13pt"/>
    </style:style>
    <style:style style:name="P47" style:family="paragraph" style:parent-style-name="Standard" style:list-style-name="L3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c82b2" officeooo:paragraph-rsid="004c82b2" style:font-size-asian="11.3500003814697pt" style:font-size-complex="13pt"/>
    </style:style>
    <style:style style:name="P48" style:family="paragraph" style:parent-style-name="Heading">
      <style:paragraph-properties fo:text-align="justify" style:justify-single-word="false"/>
    </style:style>
    <style:style style:name="P49" style:family="paragraph" style:parent-style-name="Heading">
      <style:text-properties officeooo:rsid="0044164e" officeooo:paragraph-rsid="0045c312"/>
    </style:style>
    <style:style style:name="P50" style:family="paragraph" style:parent-style-name="Heading">
      <style:text-properties officeooo:rsid="0045c312" officeooo:paragraph-rsid="0045c312"/>
    </style:style>
    <style:style style:name="P51" style:family="paragraph" style:parent-style-name="List_20_Paragraph" style:list-style-name="Numbering_20_1">
      <style:paragraph-properties fo:line-height="150%"/>
      <style:text-properties fo:font-size="13pt" officeooo:paragraph-rsid="0019e496" style:font-size-asian="13pt" style:font-size-complex="13pt"/>
    </style:style>
    <style:style style:name="P52" style:family="paragraph" style:parent-style-name="List_20_Paragraph" style:list-style-name="Numbering_20_1">
      <style:paragraph-properties fo:margin-top="0mm" fo:margin-bottom="2.82mm" loext:contextual-spacing="true" fo:line-height="150%" fo:text-align="start" style:justify-single-word="false"/>
      <style:text-properties fo:font-size="13pt" officeooo:paragraph-rsid="0019e496" style:font-size-asian="13pt" style:font-size-complex="13pt"/>
    </style:style>
    <style:style style:name="P53" style:family="paragraph" style:parent-style-name="List_20_Paragraph" style:list-style-name="Numbering_20_1">
      <style:paragraph-properties fo:margin-top="0mm" fo:margin-bottom="2.82mm" loext:contextual-spacing="true" fo:line-height="150%" fo:text-align="start" style:justify-single-word="false"/>
      <style:text-properties style:font-name="Times New Roman1" fo:font-size="13pt" fo:language="ru" fo:country="RU" officeooo:rsid="0019e496" officeooo:paragraph-rsid="0019e496" style:font-size-asian="13pt" style:font-name-complex="Times New Roman3" style:font-size-complex="13pt"/>
    </style:style>
    <style:style style:name="P54" style:family="paragraph" style:parent-style-name="List_20_Paragraph">
      <style:paragraph-properties fo:margin-left="0mm" fo:margin-right="0mm" fo:margin-top="0mm" fo:margin-bottom="2.82mm" loext:contextual-spacing="true" fo:line-height="150%" fo:text-align="start" style:justify-single-word="false" fo:text-indent="-6.35mm" style:auto-text-indent="false"/>
      <style:text-properties style:font-name="Times New Roman1" fo:font-size="13pt" fo:language="ru" fo:country="RU" officeooo:rsid="0019e496" officeooo:paragraph-rsid="0019e496" style:font-size-asian="13pt" style:font-name-complex="Times New Roman3" style:font-size-complex="13pt"/>
    </style:style>
    <style:style style:name="P55" style:family="paragraph" style:parent-style-name="List_20_Paragraph">
      <style:paragraph-properties fo:margin-left="0mm" fo:margin-right="0mm" fo:margin-top="0mm" fo:margin-bottom="2.82mm" loext:contextual-spacing="true" fo:line-height="150%" fo:text-align="start" style:justify-single-word="false" fo:text-indent="-6.35mm" style:auto-text-indent="false"/>
      <style:text-properties style:font-name="Times New Roman1" fo:font-size="13pt" style:text-underline-style="none" officeooo:rsid="001b7224" officeooo:paragraph-rsid="001b7224" style:font-size-asian="13pt" style:font-size-complex="13pt"/>
    </style:style>
    <style:style style:name="P56" style:family="paragraph" style:parent-style-name="Table_20_Heading">
      <style:text-properties officeooo:rsid="00472c25" officeooo:paragraph-rsid="00472c25" style:font-size-complex="13pt"/>
    </style:style>
    <style:style style:name="P57" style:family="paragraph" style:parent-style-name="Table_20_Contents">
      <style:text-properties officeooo:rsid="00472c25" officeooo:paragraph-rsid="00472c25" style:font-size-complex="13pt"/>
    </style:style>
    <style:style style:name="P58" style:family="paragraph" style:parent-style-name="_30__5f__20_Листинг_20_Программы" style:list-style-name="L3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c82b2" officeooo:paragraph-rsid="004faaba" style:font-size-asian="11.3500003814697pt" style:font-size-complex="13pt"/>
    </style:style>
    <style:style style:name="T1" style:family="text">
      <style:text-properties officeooo:rsid="001219a4"/>
    </style:style>
    <style:style style:name="T2" style:family="text">
      <style:text-properties officeooo:rsid="0014dfd7"/>
    </style:style>
    <style:style style:name="T3" style:family="text">
      <style:text-properties style:text-position="sub 58%"/>
    </style:style>
    <style:style style:name="T4" style:family="text">
      <style:text-properties style:font-name="Times New Roman2" officeooo:rsid="0014dfd7" style:font-name-asian="Times New Roman2" style:font-name-complex="Times New Roman2"/>
    </style:style>
    <style:style style:name="T5" style:family="text">
      <style:text-properties style:font-name="Times New Roman1" fo:language="ru" fo:country="RU" fo:font-style="italic" style:font-name-asian="Times New Roman3" style:font-style-asian="italic" style:font-name-complex="Times New Roman3"/>
    </style:style>
    <style:style style:name="T6" style:family="text">
      <style:text-properties style:font-name="Times New Roman1" fo:language="ru" fo:country="RU" fo:font-style="italic" officeooo:rsid="0019e496" style:font-style-asian="italic" style:font-name-complex="Times New Roman3"/>
    </style:style>
    <style:style style:name="T7" style:family="text">
      <style:text-properties style:font-name="Times New Roman1" fo:language="ru" fo:country="RU" style:font-name-complex="Times New Roman3"/>
    </style:style>
    <style:style style:name="T8" style:family="text">
      <style:text-properties style:font-name="Times New Roman1" fo:language="ru" fo:country="RU" style:font-name-asian="Times New Roman3" style:font-name-complex="Times New Roman3"/>
    </style:style>
    <style:style style:name="T9" style:family="text">
      <style:text-properties style:font-name="Times New Roman1" fo:font-style="italic" style:font-style-asian="italic" style:font-name-complex="Times New Roman3"/>
    </style:style>
    <style:style style:name="T10" style:family="text">
      <style:text-properties style:font-name="Times New Roman1" fo:font-style="italic" style:font-name-asian="Times New Roman3" style:font-style-asian="italic" style:font-name-complex="Times New Roman3"/>
    </style:style>
    <style:style style:name="T11" style:family="text">
      <style:text-properties style:font-name="Times New Roman1" style:font-name-asian="Times New Roman3" style:font-name-complex="Times New Roman3"/>
    </style:style>
    <style:style style:name="T12" style:family="text">
      <style:text-properties style:font-name="Times New Roman1" style:font-name-complex="Times New Roman3"/>
    </style:style>
    <style:style style:name="T13" style:family="text">
      <style:text-properties style:font-name="Times New Roman1" fo:font-size="13pt" fo:language="ru" fo:country="RU" style:font-size-asian="13pt" style:font-name-complex="Times New Roman3" style:font-size-complex="13pt"/>
    </style:style>
    <style:style style:name="T14" style:family="text">
      <style:text-properties style:font-name="Times New Roman1" fo:font-size="13pt" fo:language="ru" fo:country="RU" style:font-name-asian="Times New Roman3" style:font-size-asian="13pt" style:font-name-complex="Times New Roman3" style:font-size-complex="13pt"/>
    </style:style>
    <style:style style:name="T15" style:family="text">
      <style:text-properties style:font-name="Times New Roman1" fo:font-size="13pt" style:font-name-asian="Times New Roman3" style:font-size-asian="13pt" style:font-name-complex="Times New Roman3" style:font-size-complex="13pt"/>
    </style:style>
    <style:style style:name="T16" style:family="text">
      <style:text-properties style:font-name="Times New Roman1" fo:font-size="13pt" style:font-size-asian="11.3500003814697pt" style:font-size-complex="13pt"/>
    </style:style>
    <style:style style:name="T17" style:family="text">
      <style:text-properties style:font-name="Times New Roman1" fo:font-size="13pt" officeooo:rsid="001fce4c" style:font-size-asian="11.3500003814697pt" style:font-size-complex="13pt"/>
    </style:style>
    <style:style style:name="T18" style:family="text">
      <style:text-properties style:font-name="Times New Roman1" fo:font-size="13pt" officeooo:rsid="00493e52" style:font-size-asian="11.3500003814697pt" style:font-size-complex="13pt"/>
    </style:style>
    <style:style style:name="T19" style:family="text">
      <style:text-properties style:font-name="Times New Roman1" fo:font-size="13pt" officeooo:rsid="004c82b2" style:font-size-asian="11.3500003814697pt" style:font-size-complex="13pt"/>
    </style:style>
    <style:style style:name="T20" style:family="text">
      <style:text-properties style:font-name="Times New Roman1" fo:font-size="13pt" officeooo:rsid="004faaba" style:font-size-asian="11.3500003814697pt" style:font-size-complex="13pt"/>
    </style:style>
    <style:style style:name="T21" style:family="text">
      <style:text-properties officeooo:rsid="00171fd4"/>
    </style:style>
    <style:style style:name="T22" style:family="text">
      <style:text-properties officeooo:rsid="0018f295"/>
    </style:style>
    <style:style style:name="T23" style:family="text">
      <style:text-properties officeooo:rsid="001fce4c"/>
    </style:style>
    <style:style style:name="T24" style:family="text">
      <style:text-properties officeooo:rsid="00229e5d"/>
    </style:style>
    <style:style style:name="T25" style:family="text">
      <style:text-properties officeooo:rsid="00270d2c"/>
    </style:style>
    <style:style style:name="T26" style:family="text">
      <style:text-properties style:font-size-asian="11.3500003814697pt" style:font-size-complex="13pt"/>
    </style:style>
    <style:style style:name="T27" style:family="text">
      <style:text-properties officeooo:rsid="00270d2c" style:font-size-asian="11.3500003814697pt" style:font-size-complex="13pt"/>
    </style:style>
    <style:style style:name="T28" style:family="text">
      <style:text-properties officeooo:rsid="0016a987" style:font-size-asian="11.3500003814697pt" style:font-size-complex="13pt"/>
    </style:style>
    <style:style style:name="T29" style:family="text">
      <style:text-properties officeooo:rsid="0028f347" style:font-size-asian="11.3500003814697pt" style:font-size-complex="13pt"/>
    </style:style>
    <style:style style:name="T30" style:family="text">
      <style:text-properties officeooo:rsid="0031c344" style:font-size-asian="11.3500003814697pt" style:font-size-complex="13pt"/>
    </style:style>
    <style:style style:name="T31" style:family="text">
      <style:text-properties officeooo:rsid="0032f11a" style:font-size-asian="11.3500003814697pt" style:font-size-complex="13pt"/>
    </style:style>
    <style:style style:name="T32" style:family="text">
      <style:text-properties officeooo:rsid="0032f589" style:font-size-asian="11.3500003814697pt" style:font-size-complex="13pt"/>
    </style:style>
    <style:style style:name="T33" style:family="text">
      <style:text-properties officeooo:rsid="00331e76" style:font-size-asian="11.3500003814697pt" style:font-size-complex="13pt"/>
    </style:style>
    <style:style style:name="T34" style:family="text">
      <style:text-properties officeooo:rsid="0034a574" style:font-size-asian="11.3500003814697pt" style:font-size-complex="13pt"/>
    </style:style>
    <style:style style:name="T35" style:family="text">
      <style:text-properties officeooo:rsid="0039bb09" style:font-size-asian="11.3500003814697pt" style:font-size-complex="13pt"/>
    </style:style>
    <style:style style:name="T36" style:family="text">
      <style:text-properties officeooo:rsid="003bb80b" style:font-size-asian="11.3500003814697pt" style:font-size-complex="13pt"/>
    </style:style>
    <style:style style:name="T37" style:family="text">
      <style:text-properties officeooo:rsid="003d4283" style:font-size-asian="11.3500003814697pt" style:font-size-complex="13pt"/>
    </style:style>
    <style:style style:name="T38" style:family="text">
      <style:text-properties officeooo:rsid="003d5e49" style:font-size-asian="11.3500003814697pt" style:font-size-complex="13pt"/>
    </style:style>
    <style:style style:name="T39" style:family="text">
      <style:text-properties officeooo:rsid="00248855" style:font-size-asian="11.3500003814697pt" style:font-size-complex="13pt"/>
    </style:style>
    <style:style style:name="T40" style:family="text">
      <style:text-properties officeooo:rsid="002cdabb"/>
    </style:style>
    <style:style style:name="T41" style:family="text">
      <style:text-properties style:text-position="super 58%" style:font-size-asian="11.3500003814697pt" style:font-size-complex="13pt"/>
    </style:style>
    <style:style style:name="T42" style:family="text">
      <style:text-properties style:text-position="33% 100%" officeooo:rsid="003d4283" style:font-size-asian="11.3500003814697pt" style:font-size-complex="13pt"/>
    </style:style>
    <style:style style:name="T43" style:family="text">
      <style:text-properties style:text-position="33% 100%" style:font-name="Times New Roman2" officeooo:rsid="003d5e49" style:font-size-asian="11.3500003814697pt" style:font-size-complex="13pt"/>
    </style:style>
    <style:style style:name="T44" style:family="text">
      <style:text-properties style:text-position="0% 100%" style:font-size-asian="11.3500003814697pt" style:font-size-complex="13pt"/>
    </style:style>
    <style:style style:name="T45" style:family="text">
      <style:text-properties style:text-position="0% 100%" officeooo:rsid="0044164e" style:font-size-asian="11.3500003814697pt" style:font-size-complex="13pt"/>
    </style:style>
    <style:style style:name="T46" style:family="text">
      <style:text-properties officeooo:rsid="0045c312"/>
    </style:style>
    <style:style style:name="T47" style:family="text">
      <style:text-properties officeooo:rsid="00472c25"/>
    </style:style>
    <style:style style:name="T48" style:family="text">
      <style:text-properties officeooo:rsid="00493e52"/>
    </style:style>
    <style:style style:name="T49" style:family="text">
      <style:text-properties officeooo:rsid="004a3a1b"/>
    </style:style>
    <style:style style:name="T50" style:family="text">
      <style:text-properties officeooo:rsid="004ad2d1"/>
    </style:style>
    <style:style style:name="T51" style:family="text">
      <style:text-properties officeooo:rsid="004faaba"/>
    </style:style>
    <style:style style:name="T52" style:family="text">
      <style:text-properties officeooo:rsid="004ffa8a"/>
    </style:style>
    <style:style style:name="T53" style:family="text">
      <style:text-properties officeooo:rsid="005132e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6"/>
      <text:p text:style-name="P16"/>
      <text:p text:style-name="P16">Добавить:</text:p>
      <text:list xml:id="list8405656810156761990" text:style-name="L1">
        <text:list-item>
          <text:p text:style-name="P25">О тестировании</text:p>
        </text:list-item>
      </text:list>
      <text:p text:style-name="P10"/>
      <text:list xml:id="list6680167252630318559" text:style-name="Numbering_20_2">
        <text:list-item>
          <text:p text:style-name="Heading">ВВЕДЕНИЕ</text:p>
        </text:list-item>
      </text:list>
      <text:p text:style-name="P10"/>
      <text:p text:style-name="P22">Граф сам по себе достаточно простой объект. Неформально его можно определить как точки соединенные линиями со стрелками или без них. <text:span text:style-name="T40">Но с</text:span> помощью графов можно описывать очень сложные совокупности объектов и взаимосвязи между ними. Во многих областях требуется выяснить являются ли графы «похожими». Это так называемая проблема изоморфизма графов. Все существующие алгоритмы проверки графов на изоморфизм работают за экспоненциальное время и неизвестно существует ли алгоритм, который будет иметь полиномиальную сложность и решать данную задачу. <text:span text:style-name="T23">Чаще всего графы являются не изоморфными. В этом случае находят некоторую характеристику графа, которая должна совпадать у изоморфных графов и если она не совпадает, то заключают, что графы не изоморфны. Эти характеристики обычно находить гораздо проще, чем проверять графы на изоморфизм напрямую.</text:span></text:p>
      <text:p text:style-name="P41"><text:span text:style-name="T17">Для полугрупп и полурешеток также есть понятие изоморфности. Проверка алгебраических систем на изоморфизм еще более нетривиальная задача. К счастью полурешетки могут быть представлены в виде графа. А значит при проверки полурешеток на изоморфизм можно воспользоваться алгоритмами и инвариантами из теории графов. В этой дипломной работе описан и реализован алгоритм проверки полурешеток на изоморфизм, использующий сведения из теории графов.</text:span></text:p>
      <text:p text:style-name="P8"/>
      <text:list xml:id="list195128648763429" text:continue-numbering="true" text:style-name="Numbering_20_2">
        <text:list-item>
          <text:p text:style-name="Heading"><text:span text:style-name="T21">ОПРЕДЕЛЕНИЯ ИЗ АЛГЕБРЫ И ТЕОРИИ ГРАФОВ</text:span></text:p>
        </text:list-item>
      </text:list>
      <text:p text:style-name="P8"/>
      <text:p text:style-name="P29"><text:span text:style-name="T27">Перед тем как приступить к собственно самому алгоритму введем определения, которые будут использованы в дальнейшем. Введении уже было приведено неформальное определение графа. Определим граф формально. </text:span><text:span text:style-name="T28">Граф G — </text:span><text:span text:style-name="T32">э</text:span><text:span text:style-name="T28">то упорядоченная пара (V, E), где V — это не пустое множество вершин, а E — </text:span><text:soft-page-break/><text:span text:style-name="T28">множество пар вершин </text:span><text:span text:style-name="T27">(подмножество множества V</text:span><text:span text:style-name="T29">×V</text:span><text:span text:style-name="T27">)</text:span><text:span text:style-name="T28">, называемых ребрами. </text:span><text:span text:style-name="T27">Граф может быть ориентированным или не</text:span><text:span text:style-name="T29">ориентированным</text:span><text:span text:style-name="T27">. </text:span><text:span text:style-name="T28">Ориентированный граф (орграф) – это граф, у которого ребра имеют направления от одной вершины к другой. </text:span><text:span text:style-name="T27">Ребра орграфа называют дугами. </text:span><text:span text:style-name="T29">Далее </text:span><text:span text:style-name="T30">в основном</text:span><text:span text:style-name="T29"> будем работать только с орграфами. </text:span><text:span text:style-name="T30">Пусть в графе есть дуга e=(u, v). </text:span><text:span text:style-name="T31">Дугу e будем называть инцидентной вершинам u и v, </text:span><text:span text:style-name="T32">а вершины u, v смежными.</text:span><text:span text:style-name="T30"> </text:span><text:span text:style-name="T31">Вершину u назовем началом дуги e: u=beg(e), а вершину v — концом дуги e: v=end(e).</text:span><text:span text:style-name="T30"> </text:span><text:span text:style-name="T31">Также</text:span><text:span text:style-name="T30"> вершину u будем называть непосредственно предешествующей вершине v</text:span><text:span text:style-name="T33">, а вершину v непосредс</text:span><text:span text:style-name="T36">т</text:span><text:span text:style-name="T33">венно слудующей за вершиной u. </text:span><text:span text:style-name="T34">Степень полузахода вершины v: </text:span><text:span text:style-name="T37">deg</text:span><text:span text:style-name="T42">+</text:span><text:span text:style-name="T37">(v)</text:span><text:span text:style-name="T34"> — это количество вершин, которы</text:span><text:span text:style-name="T35">е</text:span><text:span text:style-name="T34"> непосредственно предшествуют вершине v, а ст</text:span><text:span text:style-name="T36">е</text:span><text:span text:style-name="T34">пень полуисхода: </text:span><text:span text:style-name="T37">deg</text:span><text:span text:style-name="T43">−</text:span><text:span text:style-name="T37">(v)</text:span><text:span text:style-name="T34"> <text:s/>— это количество вершин, которы</text:span><text:span text:style-name="T38">е</text:span><text:span text:style-name="T34"> непосредственно следуют за вершиной v.</text:span></text:p>
      <text:p text:style-name="P30"><text:span text:style-name="T39">В</text:span><text:span text:style-name="T26">ведем также несколько определений из алгебры. Бинарная операция * на множестве A — это отображение из A</text:span><text:span text:style-name="T41">2</text:span><text:span text:style-name="T44"> в A. Результат бинарной операции записывают в виде x*y. </text:span><text:span text:style-name="T45">Бинарная операция * является ассоциативной, если для любых элементов x, y, z выполняется равенство: (x*y)*z=x*(y*z). Бинарная операция * является коммутативной, если для любых элементов x, y выполняется равенство: x*y=y*x. Бинарная операция * является идемпотентной, если для любого элемента x выполняется равенство: x*x=x. Полугруппа — это множество с определенным на нем ассоциативной бинарной операцией. Полурешетка — это полугруппа операция, которой коммутативна и идемпотентна.</text:span></text:p>
      <text:p text:style-name="P11"/>
      <text:list xml:id="list195127626655013" text:continue-numbering="true" text:style-name="Numbering_20_2">
        <text:list-item>
          <text:p text:style-name="Heading">ВЫБОР ЯЗЫКА ПРОГРАММИРОВАНИЯ</text:p>
        </text:list-item>
      </text:list>
      <text:p text:style-name="P15"/>
      <text:p text:style-name="P28">Я знаю несколько языков программирования и все они имеют свои достоинства и недостатки. На каких-то разработка идет быстро и легко, а на каких-то долго и с затруднениями. На одних языках программы получаются быстрее, а на других медленнее. <text:span text:style-name="T53">Скриптовые языки программирования скорее всего плохой выбор, т.к.</text:span> задача проверки на изоморфизм имеет высокую сложность и поэтому программа будет, наверняка, работать медленно для полурешеток большого порядка. <text:span text:style-name="T53">Из компилируемых языков я лучше всего знаю C++.</text:span> <text:span text:style-name="T25">Поэтому был выбран язык </text:span><text:soft-page-break/><text:span text:style-name="T25">программирования C++. Для него написана богатая библиотека шаблонов STL, которая поможет в реализации многих алгоритмов.</text:span></text:p>
      <text:p text:style-name="P28"><text:span text:style-name="T17"/></text:p>
      <text:list xml:id="list195127918857182" text:continue-numbering="true" text:style-name="Numbering_20_2">
        <text:list-item>
          <text:p text:style-name="P50">РЕАЛИЗАЦИЯ ГРАФОВ В ПРОГРАММЕ</text:p>
        </text:list-item>
      </text:list>
      <text:p text:style-name="P39"/>
      <text:p text:style-name="P37">Граф (точнее орграф) в программе реализован в виде класса на C++. Реализация графа представлена в двух вариантах SimpleDigraph и Digraph&lt;T&gt;. SimpleDigraph — это граф определенный на целых числах от 0 до n-1, где n — количество вершин в графе. Обычно граф <text:span text:style-name="T47">определяют, либо с помощью списка смежности, либо с помощью матрицы смежности. Каждый из способов имеет свои плюсы и минусы:</text:span></text:p>
      <text:p text:style-name="P37"/>
      <table:table table:name="МатрицаСмежностиVSСписокСмежности" table:style-name="МатрицаСмежностиVSСписокСмежности">
        <table:table-column table:style-name="МатрицаСмежностиVSСписокСмежности.A" table:number-columns-repeated="2"/>
        <table:table-header-rows>
          <table:table-row>
            <table:table-cell table:style-name="МатрицаСмежностиVSСписокСмежности.A1" office:value-type="string">
              <text:p text:style-name="P56">Задача</text:p>
            </table:table-cell>
            <table:table-cell table:style-name="МатрицаСмежностиVSСписокСмежности.B1" office:value-type="string">
              <text:p text:style-name="P56">Оптимальный вариант</text:p>
            </table:table-cell>
          </table:table-row>
        </table:table-header-rows>
        <table:table-row>
          <table:table-cell table:style-name="МатрицаСмежностиVSСписокСмежности.A2" office:value-type="string">
            <text:p text:style-name="P57">Проверка на вхождение ребра (x, y) в граф</text:p>
          </table:table-cell>
          <table:table-cell table:style-name="МатрицаСмежностиVSСписокСмежности.B2" office:value-type="string">
            <text:p text:style-name="P57">Матрица смежности</text:p>
          </table:table-cell>
        </table:table-row>
        <table:table-row>
          <table:table-cell table:style-name="МатрицаСмежностиVSСписокСмежности.A2" office:value-type="string">
            <text:p text:style-name="P57">Определение степени вершины</text:p>
          </table:table-cell>
          <table:table-cell table:style-name="МатрицаСмежностиVSСписокСмежности.B2" office:value-type="string">
            <text:p text:style-name="P57">Списки смежности</text:p>
          </table:table-cell>
        </table:table-row>
        <table:table-row>
          <table:table-cell table:style-name="МатрицаСмежностиVSСписокСмежности.A2" office:value-type="string">
            <text:p text:style-name="P57">Объем памяти для небольших графов</text:p>
          </table:table-cell>
          <table:table-cell table:style-name="МатрицаСмежностиVSСписокСмежности.B2" office:value-type="string">
            <text:p text:style-name="P57">Матрица смежности (с небольшим преимуществом)</text:p>
          </table:table-cell>
        </table:table-row>
        <table:table-row>
          <table:table-cell table:style-name="МатрицаСмежностиVSСписокСмежности.A2" office:value-type="string">
            <text:p text:style-name="P57">Вставка или удаления ребра</text:p>
          </table:table-cell>
          <table:table-cell table:style-name="МатрицаСмежностиVSСписокСмежности.B2" office:value-type="string">
            <text:p text:style-name="P57">Матрица смежности</text:p>
          </table:table-cell>
        </table:table-row>
        <table:table-row>
          <table:table-cell table:style-name="МатрицаСмежностиVSСписокСмежности.A2" office:value-type="string">
            <text:p text:style-name="P57">Обход графа</text:p>
          </table:table-cell>
          <table:table-cell table:style-name="МатрицаСмежностиVSСписокСмежности.B2" office:value-type="string">
            <text:p text:style-name="P57">Списки смежности</text:p>
          </table:table-cell>
        </table:table-row>
      </table:table>
      <text:p text:style-name="P37"/>
      <text:p text:style-name="P38">(Таблица из книги «Алгоритмы. Руководство по разработке» Стивена Скиена с небольшими изменениями)</text:p>
      <text:p text:style-name="P38">Я решил с комбинировать оба варианта. При этом SimpleDigraph будет оптимально справляется почти со всеми задачами, но будут и минусы. Это память и задача удаления вершин и ребер. Память для моей задачи не критична, а удалять ребра и вершины из графа <text:span text:style-name="T48">будет</text:span> нельзя. <text:span text:style-name="T48">Для моей задачи это не критично. SimpleDigraph имеет следующий интерфейс:</text:span></text:p>
      <text:list xml:id="list6955582407804286889" text:style-name="L2">
        <text:list-item>
          <text:p text:style-name="P42">SimpleDigraph(n) — конструктор. Создает граф из n вершин <text:span text:style-name="T49">без ребер</text:span>.</text:p>
        </text:list-item>
        <text:list-item>
          <text:p text:style-name="P42">add_node() — добавляет вершину в граф и возвращает её номер.</text:p>
        </text:list-item>
        <text:list-item>
          <text:p text:style-name="P42">add_edge(u, v) — добавляет в граф дугу (u, v).</text:p>
        </text:list-item>
        <text:list-item>
          <text:p text:style-name="P42">is_edge(u, v) — проверяет есть ли дуга (u, v) в графе.</text:p>
        </text:list-item>
        <text:list-item>
          <text:p text:style-name="P42"><text:soft-page-break/>successors(u) — возвращает массив вершин, непосредственно следующих из вершины u.</text:p>
        </text:list-item>
        <text:list-item>
          <text:p text:style-name="P42">predecessors(u) — возвращает массив вершин, непосредственно предшествующих вершине u.</text:p>
        </text:list-item>
        <text:list-item>
          <text:p text:style-name="P43">number_of_nodes() — возвращает <text:span text:style-name="T49">количество вершин в графе.</text:span></text:p>
        </text:list-item>
        <text:list-item>
          <text:p text:style-name="P44">number_of_edges() <text:span text:style-name="T48">— возвращает </text:span>количество ребер в графе.</text:p>
        </text:list-item>
        <text:list-item>
          <text:p text:style-name="P44">is_tree_with_root(r) — проверяет является ли граф деревом с корнем r.</text:p>
        </text:list-item>
        <text:list-item>
          <text:p text:style-name="P44">shortest_path_length(u, v) — находит длину кратчайшего пути от вершины u до вершины v. Можно находить как ориентированный, так и неориентированный путь кратчайший путь.</text:p>
        </text:list-item>
        <text:list-item>
          <text:p text:style-name="P44">is_node_exist(u) — проверяет есть ли в графе вершина под номером u.</text:p>
        </text:list-item>
      </text:list>
      <text:p text:style-name="P46">Следующие переменные и функции недоступны для <text:span text:style-name="T52">пользователя</text:span> (private секция класса):</text:p>
      <text:list xml:id="list3983717950807806007" text:style-name="L3">
        <text:list-item>
          <text:p text:style-name="P47">n — количество вершин.</text:p>
        </text:list-item>
        <text:list-item>
          <text:p text:style-name="P58">adj_matrix — <text:span text:style-name="T51">матрица смежности.</text:span></text:p>
        </text:list-item>
        <text:list-item>
          <text:p text:style-name="P34">_shortest_path_length, <text:span text:style-name="T19">_undirected_shortest_path_length — </text:span><text:span text:style-name="T20">матрицы, в которых запоминаются расстояния от одной вершины до другой.</text:span></text:p>
        </text:list-item>
        <text:list-item>
          <text:p text:style-name="P35"><text:span text:style-name="T20">r</text:span><text:span text:style-name="T16">esize(n) — изменяет размер графа.</text:span></text:p>
        </text:list-item>
      </text:list>
      <text:p text:style-name="P45">Класс <text:span text:style-name="T48">SimpleDigraph</text:span> на языке C++ выглядит следующим образом:</text:p>
      <text:p text:style-name="P45"/>
      <text:p text:style-name="_30__5f__20_Листинг_20_Программы">class SimpleDigraph {</text:p>
      <text:p text:style-name="_30__5f__20_Листинг_20_Программы"><text:s text:c="2"/>int n = 0;</text:p>
      <text:p text:style-name="_30__5f__20_Листинг_20_Программы"><text:s text:c="2"/>std::vector&lt;std::vector&lt;int&gt;&gt; adj_matrix;</text:p>
      <text:p text:style-name="_30__5f__20_Листинг_20_Программы"><text:s text:c="2"/>void resize(int n);</text:p>
      <text:p text:style-name="_30__5f__20_Листинг_20_Программы"><text:s text:c="2"/>std::vector&lt;std::vector&lt;int&gt;&gt; _shortest_path_length,</text:p>
      <text:p text:style-name="_30__5f__20_Листинг_20_Программы"><text:s text:c="6"/>_undirected_shortest_path_length;</text:p>
      <text:p text:style-name="_30__5f__20_Листинг_20_Программы"/>
      <text:p text:style-name="_30__5f__20_Листинг_20_Программы">public:</text:p>
      <text:p text:style-name="_30__5f__20_Листинг_20_Программы"><text:s text:c="2"/>explicit SimpleDigraph(int n = 0);</text:p>
      <text:p text:style-name="_30__5f__20_Листинг_20_Программы"><text:s text:c="2"/>int add_node();</text:p>
      <text:p text:style-name="_30__5f__20_Листинг_20_Программы"><text:s text:c="2"/>void add_edge(int u, int v);</text:p>
      <text:p text:style-name="_30__5f__20_Листинг_20_Программы"><text:s text:c="2"/>void add_edges(std::vector&lt;std::pair&lt;int, int&gt;&gt; edges);</text:p>
      <text:p text:style-name="_30__5f__20_Листинг_20_Программы"><text:s text:c="2"/>bool is_edge(int u, int v);</text:p>
      <text:p text:style-name="_30__5f__20_Листинг_20_Программы"><text:s text:c="2"/>std::vector&lt;int&gt; successors(int u);</text:p>
      <text:p text:style-name="_30__5f__20_Листинг_20_Программы"><text:s text:c="2"/>std::vector&lt;int&gt; predecessors(int u);</text:p>
      <text:p text:style-name="_30__5f__20_Листинг_20_Программы"><text:s text:c="2"/>int number_of_nodes();</text:p>
      <text:p text:style-name="_30__5f__20_Листинг_20_Программы"><text:s text:c="2"/>int number_of_edges();</text:p>
      <text:p text:style-name="_30__5f__20_Листинг_20_Программы"><text:s text:c="2"/>bool is_tree_with_root(int root);</text:p>
      <text:p text:style-name="_30__5f__20_Листинг_20_Программы"><text:s text:c="2"/>int shortest_path_length(int u, int v, bool undirected);</text:p>
      <text:p text:style-name="_30__5f__20_Листинг_20_Программы"><text:s text:c="2"/>int shortest_path_length(int u, int v);</text:p>
      <text:p text:style-name="_30__5f__20_Листинг_20_Программы"><text:s text:c="2"/>bool is_node_exist(int v);</text:p>
      <text:p text:style-name="_30__5f__20_Листинг_20_Программы"><text:s text:c="2"/>void throw_exception_if_node_does_not_exist(int u);</text:p>
      <text:p text:style-name="_30__5f__20_Листинг_20_Программы"><text:soft-page-break/>};</text:p>
      <text:p text:style-name="Standard"/>
      <text:p text:style-name="P32"/>
      <text:p text:style-name="P33">Digraph&lt;T&gt; в качестве типа вершин может использовать произвольный тип T. Например, Digraph&lt;string&gt; <text:span text:style-name="T18">—</text:span> граф вершины которого являются строками, а Digraph&lt;int&gt; <text:span text:style-name="T18">—</text:span> граф целых чисел <text:span text:style-name="T52">(причем числа могут идти в любом порядке, а не 0, ..., n-1, как в SimpleDigraph)</text:span>. <text:span text:style-name="T50">Отчасти Digraph&lt;T&gt; </text:span><text:span text:style-name="T18">—</text:span><text:span text:style-name="T50"> это оболочка над SimpleDigraph, но с дополнительными возможностями.</text:span></text:p>
      <text:p text:style-name="P33"/>
      <text:p text:style-name="P33"><text:span text:style-name="T50">Класс Digraph&lt;T&gt; на языке C++:</text:span></text:p>
      <text:p text:style-name="P32"/>
      <text:p text:style-name="_30__5f__20_Листинг_20_Программы">template &lt;class T&gt; class Digraph {</text:p>
      <text:p text:style-name="_30__5f__20_Листинг_20_Программы"><text:s text:c="2"/>std::set&lt;T&gt; _elements;</text:p>
      <text:p text:style-name="_30__5f__20_Листинг_20_Программы"><text:s text:c="2"/>std::map&lt;T, int&gt; id;</text:p>
      <text:p text:style-name="_30__5f__20_Листинг_20_Программы"><text:s text:c="2"/>std::vector&lt;T&gt; name;</text:p>
      <text:p text:style-name="_30__5f__20_Листинг_20_Программы"><text:s text:c="2"/>SimpleDigraph simple_digraph;</text:p>
      <text:p text:style-name="_30__5f__20_Листинг_20_Программы"/>
      <text:p text:style-name="_30__5f__20_Листинг_20_Программы">public:</text:p>
      <text:p text:style-name="_30__5f__20_Листинг_20_Программы"><text:s text:c="2"/>Digraph();</text:p>
      <text:p text:style-name="_30__5f__20_Листинг_20_Программы"><text:s text:c="2"/>void add_node(T v);</text:p>
      <text:p text:style-name="_30__5f__20_Листинг_20_Программы"><text:s text:c="2"/>void add_nodes(std::vector&lt;T&gt; nodes);</text:p>
      <text:p text:style-name="_30__5f__20_Листинг_20_Программы"><text:s text:c="2"/>std::set&lt;T&gt; nodes();</text:p>
      <text:p text:style-name="_30__5f__20_Листинг_20_Программы"><text:s text:c="2"/>bool is_node(T v);</text:p>
      <text:p text:style-name="_30__5f__20_Листинг_20_Программы"><text:s text:c="2"/>void add_edge(T u, T v);</text:p>
      <text:p text:style-name="_30__5f__20_Листинг_20_Программы"><text:s text:c="2"/>bool is_edge(T u, T v);</text:p>
      <text:p text:style-name="_30__5f__20_Листинг_20_Программы"><text:s text:c="2"/>void add_edges(std::vector&lt;std::pair&lt;T, T&gt;&gt; edges);</text:p>
      <text:p text:style-name="_30__5f__20_Листинг_20_Программы"><text:s text:c="2"/>std::vector&lt;std::pair&lt;T, T&gt;&gt; edges();</text:p>
      <text:p text:style-name="_30__5f__20_Листинг_20_Программы"><text:s text:c="2"/>std::vector&lt;T&gt; successors(T v);</text:p>
      <text:p text:style-name="_30__5f__20_Листинг_20_Программы"><text:s text:c="2"/>std::vector&lt;T&gt; predecessors(T v);</text:p>
      <text:p text:style-name="_30__5f__20_Листинг_20_Программы"><text:s text:c="2"/>int number_of_nodes();</text:p>
      <text:p text:style-name="_30__5f__20_Листинг_20_Программы"><text:s text:c="2"/>int number_of_edges();</text:p>
      <text:p text:style-name="_30__5f__20_Листинг_20_Программы"><text:s text:c="2"/>bool is_tree_with_root(T root);</text:p>
      <text:p text:style-name="_30__5f__20_Листинг_20_Программы"><text:s text:c="2"/>int shortest_path_length(T u, T v, bool undirected);</text:p>
      <text:p text:style-name="_30__5f__20_Листинг_20_Программы"><text:s text:c="2"/>int shortest_path_length(T u, T v);</text:p>
      <text:p text:style-name="_30__5f__20_Листинг_20_Программы"><text:s text:c="2"/>SimpleDigraph get_simple_digraph();</text:p>
      <text:p text:style-name="_30__5f__20_Листинг_20_Программы"><text:s text:c="2"/>T get_name_by_id(int aid);</text:p>
      <text:p text:style-name="_30__5f__20_Листинг_20_Программы"><text:s text:c="2"/>std::string to_string();</text:p>
      <text:p text:style-name="_30__5f__20_Листинг_20_Программы"><text:s text:c="2"/>static Digraph&lt;T&gt; from_stream(std::istream &amp;is);</text:p>
      <text:p text:style-name="_30__5f__20_Листинг_20_Программы"><text:s text:c="2"/>static Digraph&lt;T&gt; from_string(std::string str);</text:p>
      <text:p text:style-name="_30__5f__20_Листинг_20_Программы"><text:s text:c="2"/>static Digraph&lt;T&gt; from_file(std::string filename);</text:p>
      <text:p text:style-name="_30__5f__20_Листинг_20_Программы">};</text:p>
      <text:p text:style-name="P36"/>
      <text:p text:style-name="P40">Хранится и вводится граф в виде списка путей, например:</text:p>
      <text:p text:style-name="_30__5f__20_Листинг_20_Программы">0 1 2</text:p>
      <text:p text:style-name="_30__5f__20_Листинг_20_Программы">1 3</text:p>
      <text:p text:style-name="P40">Где строка «0 1 2» означает, что в графе есть путь 0 → 1 → 2. <text:span text:style-name="T53">Граф из одной вершины задается так: «0».</text:span></text:p>
      <text:p text:style-name="P40"><text:soft-page-break/></text:p>
      <text:list xml:id="list195128631375412" text:continue-list="list195127918857182" text:style-name="Numbering_20_2">
        <text:list-item>
          <text:p text:style-name="P49">ГРАФ ПОЛУРЕШЕТКИ</text:p>
        </text:list-item>
      </text:list>
      <text:p text:style-name="P24"/>
      <text:p text:style-name="P23">Для каждой полурешетки можно построить граф. <text:span text:style-name="T46">Этот граф назовем s-графом или графом полурешетки. </text:span></text:p>
      <text:p text:style-name="P36"/>
      <text:list xml:id="list195127692413433" text:continue-numbering="true" text:style-name="Numbering_20_2">
        <text:list-item>
          <text:p text:style-name="P49">АЛГОРИТМ ПРОВЕРКИ ДЕРЕВЬЕВ НА ИЗОМОРФИЗМ</text:p>
        </text:list-item>
      </text:list>
      <text:p text:style-name="P24"/>
      <text:p text:style-name="P28"/>
      <text:p text:style-name="P11"/>
      <text:list xml:id="list195129306812397" text:continue-numbering="true" text:style-name="Numbering_20_2">
        <text:list-item>
          <text:p text:style-name="P48">ПОИСК ВСЕХ ПОЛУРЕШЕТОК МАЛОГО ПОРЯДКА</text:p>
        </text:list-item>
      </text:list>
      <text:p text:style-name="P12"/>
      <text:p text:style-name="P13">В интернете я смог найти лишь одну программу, с помощью которой можно найти все полурешетки порядка от 1 до 8. Программа называется GAP (Groups, Algorithms, Programming) и найти её можно в интернете по следующему адресу: <text:a xlink:type="simple" xlink:href="http://www.gap-system.org/" text:style-name="Internet_20_link" text:visited-style-name="Visited_20_Internet_20_Link"><text:span text:style-name="T24">http://www.gap-system.org/</text:span></text:a><text:span text:style-name="T24">. Для GAP есть пакет smallsemi (</text:span><text:a xlink:type="simple" xlink:href="https://www.gap-system.org/Packages/smallsemi.html" text:style-name="Internet_20_link" text:visited-style-name="Visited_20_Internet_20_Link"><text:span text:style-name="T24">https://www.gap-system.org/Packages/smallsemi.html</text:span></text:a><text:span text:style-name="T24">), который позволяет работать с полугруппами порядка от 1 до 8. Полугрупп порядка 9 слишком много, а количество полугрупп порядка 10 неизвестно. Из всех полугрупп я выделил лишь те, что являются полурешетками. Их оказалось значительно меньше, чем полугрупп:</text:span></text:p>
      <text:p text:style-name="P13"/>
      <table:table table:name="КоличествоПолугруппИПолурешеток" table:style-name="КоличествоПолугруппИПолурешеток">
        <table:table-column table:style-name="КоличествоПолугруппИПолурешеток.A"/>
        <table:table-column table:style-name="КоличествоПолугруппИПолурешеток.B"/>
        <table:table-header-rows>
          <table:table-row>
            <table:table-cell table:style-name="КоличествоПолугруппИПолурешеток.A1" office:value-type="string">
              <text:p text:style-name="P21">Количество полугрупп</text:p>
            </table:table-cell>
            <table:table-cell table:style-name="КоличествоПолугруппИПолурешеток.B1" office:value-type="string">
              <text:p text:style-name="P21">Количество полуршеток</text:p>
            </table:table-cell>
          </table:table-row>
        </table:table-header-rows>
        <table:table-row>
          <table:table-cell table:style-name="КоличествоПолугруппИПолурешеток.A2" office:value-type="string">
            <text:p text:style-name="P19">1</text:p>
          </table:table-cell>
          <table:table-cell table:style-name="КоличествоПолугруппИПолурешеток.B2" office:value-type="string">
            <text:p text:style-name="P19">1</text:p>
          </table:table-cell>
        </table:table-row>
        <table:table-row>
          <table:table-cell table:style-name="КоличествоПолугруппИПолурешеток.A2" office:value-type="string">
            <text:p text:style-name="P19">4</text:p>
          </table:table-cell>
          <table:table-cell table:style-name="КоличествоПолугруппИПолурешеток.B2" office:value-type="string">
            <text:p text:style-name="P19">1</text:p>
          </table:table-cell>
        </table:table-row>
        <table:table-row>
          <table:table-cell table:style-name="КоличествоПолугруппИПолурешеток.A2" office:value-type="string">
            <text:p text:style-name="P19">18</text:p>
          </table:table-cell>
          <table:table-cell table:style-name="КоличествоПолугруппИПолурешеток.B2" office:value-type="string">
            <text:p text:style-name="P19">2</text:p>
          </table:table-cell>
        </table:table-row>
        <table:table-row>
          <table:table-cell table:style-name="КоличествоПолугруппИПолурешеток.A2" office:value-type="string">
            <text:p text:style-name="P19">126</text:p>
          </table:table-cell>
          <table:table-cell table:style-name="КоличествоПолугруппИПолурешеток.B2" office:value-type="string">
            <text:p text:style-name="P19">5</text:p>
          </table:table-cell>
        </table:table-row>
        <table:table-row>
          <table:table-cell table:style-name="КоличествоПолугруппИПолурешеток.A2" office:value-type="string">
            <text:p text:style-name="P20">1 160</text:p>
          </table:table-cell>
          <table:table-cell table:style-name="КоличествоПолугруппИПолурешеток.B2" office:value-type="string">
            <text:p text:style-name="P20">15</text:p>
          </table:table-cell>
        </table:table-row>
        <table:table-row>
          <table:table-cell table:style-name="КоличествоПолугруппИПолурешеток.A2" office:value-type="string">
            <text:p text:style-name="P20">15 973</text:p>
          </table:table-cell>
          <table:table-cell table:style-name="КоличествоПолугруппИПолурешеток.B2" office:value-type="string">
            <text:p text:style-name="P20">53</text:p>
          </table:table-cell>
        </table:table-row>
        <table:table-row>
          <table:table-cell table:style-name="КоличествоПолугруппИПолурешеток.A2" office:value-type="string">
            <text:p text:style-name="P20">836 021</text:p>
          </table:table-cell>
          <table:table-cell table:style-name="КоличествоПолугруппИПолурешеток.B2" office:value-type="string">
            <text:p text:style-name="P20">222</text:p>
          </table:table-cell>
        </table:table-row>
        <table:table-row>
          <table:table-cell table:style-name="КоличествоПолугруппИПолурешеток.A2" office:value-type="string">
            <text:p text:style-name="P20">1 843 120 128</text:p>
          </table:table-cell>
          <table:table-cell table:style-name="КоличествоПолугруппИПолурешеток.B2" office:value-type="string">
            <text:p text:style-name="P20">1 078</text:p>
          </table:table-cell>
        </table:table-row>
      </table:table>
      <text:p text:style-name="P13"/>
      <text:p text:style-name="P14"><text:soft-page-break/>Найденные полурешетки были записаны в файл small_semilattices.txt и были использованы для тестирования алгоритма.</text:p>
      <text:p text:style-name="P7"/>
      <text:list xml:id="list195129266656905" text:continue-numbering="true" text:style-name="Numbering_20_2">
        <text:list-item>
          <text:p text:style-name="Heading">ПРОГРАММЫ ДЛЯ ПРОВЕРКИ ГРАФОВ НА ИЗОМОРФИЗМ</text:p>
        </text:list-item>
      </text:list>
      <text:p text:style-name="P2"/>
      <text:p text:style-name="P27">С помощью поисковых систем Google и Яндекс я смог найти всего одну программу для проверки графов на изоморфизм – nauty. <text:span text:style-name="T1">Т</text:span>акже с помощью поисковика можно наткнуться на некоторые алгоритмы для проверки графов на изоморфизм и почти всегда без реализации на каком-нибудь языке программирования.<text:span text:style-name="T1"> Для C++ есть собрание библиотек классов Boost. Среди них есть библиотека для работы с графами, с помощью которой можно проверять графы на изоморфизм.</text:span> <text:s/><text:span text:style-name="T1">На крупнейшем веб-сервисе для хостинга IT-проектов GitHub я нашел несколько реализаций различных алгоритмов проверки графов на изоморфизм. Наиболее популярные из найденых алгоритмов я выберу для сравнения с написанной мною программой. Найти какие-либо программы для работы с полурешетками не удалось.</text:span></text:p>
      <text:p text:style-name="P1"/>
      <text:list xml:id="list195127620450199" text:continue-numbering="true" text:style-name="Numbering_20_2">
        <text:list-item>
          <text:p text:style-name="Heading">АЛГОРИТМ ПРЕОБРАЗОВАНИЯ ПОЛУРЕШЕТКИ В ОРГРАФ</text:p>
        </text:list-item>
      </text:list>
      <text:p text:style-name="P2"/>
      <text:p text:style-name="P5">Для начала находим корень полурешетки, для этого достаточно найти inf от все<text:span text:style-name="T2">х</text:span> элементов полурешетки, <text:span text:style-name="T2">то есть</text:span> <text:span text:style-name="T2">root = </text:span>inf(x<text:span text:style-name="T3">1</text:span>, x<text:span text:style-name="T3">2</text:span>, …, x<text:span text:style-name="T3">n</text:span>). <text:span text:style-name="T2">Далее перебираем элементы полурешетки x </text:span><text:span text:style-name="T4">≠</text:span><text:span text:style-name="T2"> root и inf(x, root) и выбираем среди них только те, для которых не существует элемента y <text:s/></text:span><text:span text:style-name="T4">≠</text:span><text:span text:style-name="T2"> root и y </text:span><text:span text:style-name="T4">≠ x и root = </text:span><text:span text:style-name="T2">inf(root, y) и y = inf(y, x). Все найденные элементы x будут вершинами смежными с root. Аналогично находятся вершины смежные к только что найденным и так далее пока все элементы не будут исчерпаны. Код на языке C++:</text:span></text:p>
      <text:p text:style-name="P5"/>
      <text:p text:style-name="_30__5f__20_Листинг_20_Программы">template &lt;class T&gt; Digraph&lt;T&gt; to_digraph(Semilattice&lt;T&gt; s) {</text:p>
      <text:p text:style-name="_30__5f__20_Листинг_20_Программы"><text:s text:c="2"/>auto elems = s.elements();</text:p>
      <text:p text:style-name="_30__5f__20_Листинг_20_Программы"><text:s text:c="2"/>T root = *begin(elems);</text:p>
      <text:p text:style-name="_30__5f__20_Листинг_20_Программы"><text:s text:c="2"/>Digraph&lt;T&gt; g;</text:p>
      <text:p text:style-name="_30__5f__20_Листинг_20_Программы"><text:s text:c="2"/>for (T el : elems) {</text:p>
      <text:p text:style-name="_30__5f__20_Листинг_20_Программы"><text:s text:c="4"/>g.add_node(el);</text:p>
      <text:p text:style-name="_30__5f__20_Листинг_20_Программы"><text:s text:c="4"/>root = s.inf(root, el);</text:p>
      <text:p text:style-name="_30__5f__20_Листинг_20_Программы"><text:s text:c="2"/>}</text:p>
      <text:p text:style-name="_30__5f__20_Листинг_20_Программы"><text:soft-page-break/><text:s text:c="2"/>set&lt;T&gt; level = {root};</text:p>
      <text:p text:style-name="_30__5f__20_Листинг_20_Программы"><text:s text:c="2"/>while (level.size() &gt; 0) {</text:p>
      <text:p text:style-name="_30__5f__20_Листинг_20_Программы"><text:s text:c="4"/>set&lt;T&gt; new_level;</text:p>
      <text:p text:style-name="_30__5f__20_Листинг_20_Программы"><text:s text:c="4"/>for (T x : level) {</text:p>
      <text:p text:style-name="_30__5f__20_Листинг_20_Программы"><text:s text:c="6"/>for (T y : elems) {</text:p>
      <text:p text:style-name="_30__5f__20_Листинг_20_Программы"><text:s text:c="8"/>if (y != x &amp;&amp; s.inf(x, y) == x) {</text:p>
      <text:p text:style-name="_30__5f__20_Листинг_20_Программы"><text:s text:c="10"/>bool flag = true;</text:p>
      <text:p text:style-name="_30__5f__20_Листинг_20_Программы"><text:s text:c="10"/>for (T z : elems) {</text:p>
      <text:p text:style-name="_30__5f__20_Листинг_20_Программы"><text:s text:c="12"/>if (z != x &amp;&amp; z != y &amp;&amp; x == s.inf(x, z) &amp;&amp; z == s.inf(z, y){</text:p>
      <text:p text:style-name="_30__5f__20_Листинг_20_Программы"><text:s text:c="14"/>flag = false;</text:p>
      <text:p text:style-name="_30__5f__20_Листинг_20_Программы"><text:s text:c="14"/>break;</text:p>
      <text:p text:style-name="_30__5f__20_Листинг_20_Программы"><text:s text:c="12"/>}</text:p>
      <text:p text:style-name="_30__5f__20_Листинг_20_Программы"><text:s text:c="10"/>}</text:p>
      <text:p text:style-name="_30__5f__20_Листинг_20_Программы"><text:s text:c="10"/>if (flag) {</text:p>
      <text:p text:style-name="_30__5f__20_Листинг_20_Программы"><text:s text:c="12"/>g.add_edge(x, y);</text:p>
      <text:p text:style-name="_30__5f__20_Листинг_20_Программы"><text:s text:c="12"/>new_level.insert(y);</text:p>
      <text:p text:style-name="_30__5f__20_Листинг_20_Программы"><text:s text:c="10"/>}</text:p>
      <text:p text:style-name="_30__5f__20_Листинг_20_Программы"><text:s text:c="8"/>}</text:p>
      <text:p text:style-name="_30__5f__20_Листинг_20_Программы"><text:s text:c="6"/>}</text:p>
      <text:p text:style-name="_30__5f__20_Листинг_20_Программы"><text:s text:c="4"/>}</text:p>
      <text:p text:style-name="_30__5f__20_Листинг_20_Программы"><text:s text:c="4"/>level = new_level;</text:p>
      <text:p text:style-name="_30__5f__20_Листинг_20_Программы"><text:s text:c="2"/>}</text:p>
      <text:p text:style-name="_30__5f__20_Листинг_20_Программы"><text:s text:c="2"/>return g;</text:p>
      <text:p text:style-name="_30__5f__20_Листинг_20_Программы">}</text:p>
      <text:p text:style-name="P4"/>
      <text:list xml:id="list195127575214028" text:continue-numbering="true" text:style-name="Numbering_20_2">
        <text:list-item>
          <text:p text:style-name="Heading">ОБРАТНОЕ ПРЕОБРАЗОВАНИЕ ИЗ ОРГРАФА В ПОЛУРЕШЕТКУ</text:p>
        </text:list-item>
      </text:list>
      <text:p text:style-name="P4"/>
      <text:p text:style-name="P6">Если написать функцию, которая бы по заданному орграфу и двум его вершинам могла вычислять их inf, то создать полуршетки по орграфу будет тривиальным:</text:p>
      <text:p text:style-name="P6"/>
      <text:p text:style-name="_30__5f__20_Листинг_20_Программы">template &lt;class T&gt; Semilattice&lt;T&gt; to_semi(Digraph&lt;T&gt; g) {</text:p>
      <text:p text:style-name="_30__5f__20_Листинг_20_Программы"><text:s text:c="2"/>Semilattice&lt;T&gt; s;</text:p>
      <text:p text:style-name="_30__5f__20_Листинг_20_Программы"><text:s text:c="2"/>s.add_elements(g.nodes());</text:p>
      <text:p text:style-name="_30__5f__20_Листинг_20_Программы"><text:s text:c="2"/>for (T v : g.nodes()) {</text:p>
      <text:p text:style-name="_30__5f__20_Листинг_20_Программы"><text:s text:c="4"/>for (T u : g.nodes()) {</text:p>
      <text:p text:style-name="_30__5f__20_Листинг_20_Программы"><text:s text:c="6"/>s.set_inf(v, u, inf_for_digraph(g, v, u));</text:p>
      <text:p text:style-name="_30__5f__20_Листинг_20_Программы"><text:s text:c="4"/>}</text:p>
      <text:p text:style-name="_30__5f__20_Листинг_20_Программы"><text:s text:c="2"/>}</text:p>
      <text:p text:style-name="_30__5f__20_Листинг_20_Программы"><text:s text:c="2"/>return s;</text:p>
      <text:p text:style-name="_30__5f__20_Листинг_20_Программы">}</text:p>
      <text:p text:style-name="P3"/>
      <text:p text:style-name="P9">В функцию inf_for_digraph передаютюся орграф g и две его вершины v, u. Заметим, что если inf существует то, он долен находится на пересечении двух каких-нибудь путей от root до v и от root до u. Перебор все таких путей и нахождение их пересечений займет слишком много времени для больших графов. Вместо этого будем находить вершины путей находящихся на одном расстояние до корня. Предположим, <text:soft-page-break/>что вершина u находится дальше от корня, чем v. <text:span text:style-name="T22">Найдем все смежные и предшествующие вершины для вершины u. Для этих вершин сделаем тоже самое и так далее, до тех пор пока вершины не будут на том же расстоянии до корня, что и вершина v. Далее нужно посмотреть есть ли вершина v среди найденых предков вершины u, находящихся на том же расстоянии от корня, что и v. Есть есть, то ответ inf(v, u) = v. Иначе <text:s/>находим всех предков вершин u, v уровнем ниже и снова проверяем их пересечение.</text:span></text:p>
      <text:p text:style-name="P9"/>
      <text:p text:style-name="_30__5f__20_Листинг_20_Программы">template &lt;class T&gt; T inf_for_digraph(Digraph&lt;T&gt; g, T u, T v) {</text:p>
      <text:p text:style-name="_30__5f__20_Листинг_20_Программы"><text:s text:c="2"/>T root = find_root(g);</text:p>
      <text:p text:style-name="_30__5f__20_Листинг_20_Программы"><text:s text:c="2"/>int du = g.shortest_path_length(root, u);</text:p>
      <text:p text:style-name="_30__5f__20_Листинг_20_Программы"><text:s text:c="2"/>int dv = g.shortest_path_length(root, v);</text:p>
      <text:p text:style-name="_30__5f__20_Листинг_20_Программы"><text:s text:c="2"/>set&lt;T&gt; us = {u}, vs = {v};</text:p>
      <text:p text:style-name="_30__5f__20_Листинг_20_Программы"><text:s text:c="2"/>bool flag = false;</text:p>
      <text:p text:style-name="_30__5f__20_Листинг_20_Программы"><text:s text:c="2"/>while (1) {</text:p>
      <text:p text:style-name="_30__5f__20_Листинг_20_Программы"><text:s text:c="4"/>while (us.size() &gt; 0 &amp;&amp; (flag || du &gt; dv)) {</text:p>
      <text:p text:style-name="_30__5f__20_Листинг_20_Программы"><text:s text:c="6"/>set&lt;T&gt; new_us;</text:p>
      <text:p text:style-name="_30__5f__20_Листинг_20_Программы"><text:s text:c="6"/>for (T x : us) {</text:p>
      <text:p text:style-name="_30__5f__20_Листинг_20_Программы"><text:s text:c="8"/>auto p = g.predecessors(x);</text:p>
      <text:p text:style-name="_30__5f__20_Листинг_20_Программы"><text:s text:c="8"/>new_us.insert(begin(p), end(p));</text:p>
      <text:p text:style-name="_30__5f__20_Листинг_20_Программы"><text:s text:c="6"/>}</text:p>
      <text:p text:style-name="_30__5f__20_Листинг_20_Программы"><text:s text:c="6"/>us = new_us;</text:p>
      <text:p text:style-name="_30__5f__20_Листинг_20_Программы"><text:s text:c="6"/>du--;</text:p>
      <text:p text:style-name="_30__5f__20_Листинг_20_Программы"><text:s text:c="6"/>flag = false;</text:p>
      <text:p text:style-name="_30__5f__20_Листинг_20_Программы"><text:s text:c="4"/>}</text:p>
      <text:p text:style-name="_30__5f__20_Листинг_20_Программы"><text:s text:c="4"/>while (vs.size() &gt; 0 &amp;&amp; dv &gt; du) {</text:p>
      <text:p text:style-name="_30__5f__20_Листинг_20_Программы"><text:s text:c="6"/>set&lt;T&gt; new_vs;</text:p>
      <text:p text:style-name="_30__5f__20_Листинг_20_Программы"><text:s text:c="6"/>for (T x : vs) {</text:p>
      <text:p text:style-name="_30__5f__20_Листинг_20_Программы"><text:s text:c="8"/>auto p = g.predecessors(x);</text:p>
      <text:p text:style-name="_30__5f__20_Листинг_20_Программы"><text:s text:c="8"/>new_vs.insert(begin(p), end(p));</text:p>
      <text:p text:style-name="_30__5f__20_Листинг_20_Программы"><text:s text:c="6"/>}</text:p>
      <text:p text:style-name="_30__5f__20_Листинг_20_Программы"><text:s text:c="6"/>vs = new_vs;</text:p>
      <text:p text:style-name="_30__5f__20_Листинг_20_Программы"><text:s text:c="6"/>dv--;</text:p>
      <text:p text:style-name="_30__5f__20_Листинг_20_Программы"><text:s text:c="6"/>flag = false;</text:p>
      <text:p text:style-name="_30__5f__20_Листинг_20_Программы"><text:s text:c="4"/>}</text:p>
      <text:p text:style-name="_30__5f__20_Листинг_20_Программы"><text:s text:c="4"/>if (vs.size() == 0 || us.size() == 0) {</text:p>
      <text:p text:style-name="_30__5f__20_Листинг_20_Программы"><text:s text:c="6"/>throw GeneralException("inf_for_digraph: inf don't found!");</text:p>
      <text:p text:style-name="_30__5f__20_Листинг_20_Программы"><text:s text:c="4"/>}</text:p>
      <text:p text:style-name="_30__5f__20_Листинг_20_Программы"><text:s text:c="4"/>set&lt;T&gt; uv_intersection;</text:p>
      <text:p text:style-name="_30__5f__20_Листинг_20_Программы"><text:s text:c="4"/>set_intersection(begin(us), end(us), </text:p>
      <text:p text:style-name="_30__5f__20_Листинг_20_Программы"><text:s text:c="8"/>begin(vs), end(vs),</text:p>
      <text:p text:style-name="_30__5f__20_Листинг_20_Программы"><text:s text:c="8"/>inserter(uv_intersection, uv_intersection.begin()));</text:p>
      <text:p text:style-name="_30__5f__20_Листинг_20_Программы"><text:s text:c="4"/>if (uv_intersection.size() == 1) {</text:p>
      <text:p text:style-name="_30__5f__20_Листинг_20_Программы"><text:s text:c="6"/>return *begin(uv_intersection);</text:p>
      <text:p text:style-name="_30__5f__20_Листинг_20_Программы"><text:s text:c="4"/>} else {</text:p>
      <text:p text:style-name="_30__5f__20_Листинг_20_Программы"><text:s text:c="6"/>flag = true;</text:p>
      <text:p text:style-name="_30__5f__20_Листинг_20_Программы"><text:s text:c="4"/>}</text:p>
      <text:p text:style-name="_30__5f__20_Листинг_20_Программы"><text:s text:c="2"/>}</text:p>
      <text:p text:style-name="_30__5f__20_Листинг_20_Программы">}</text:p>
      <text:p text:style-name="P18"/>
      <text:list xml:id="list195129595133643" text:continue-numbering="true" text:style-name="Numbering_20_2">
        <text:list-item>
          <text:p text:style-name="Heading"><text:soft-page-break/>ПРОВЕРКА ПОЛУРЕШЕТОК НА ИЗОМОРФИЗМ</text:p>
        </text:list-item>
      </text:list>
      <text:p text:style-name="P17"/>
      <text:list xml:id="list6361791451392756498" text:style-name="Numbering_20_1">
        <text:list-item>
          <text:p text:style-name="P52"><text:span text:style-name="T7">Находим для <text:s/>для полурешеток </text:span><text:span text:style-name="T9">S</text:span><text:span text:style-name="T7"> <text:s/>и </text:span><text:span text:style-name="T9">S</text:span><text:span text:style-name="T6">'</text:span><text:span text:style-name="T7"> соответствующие им графы так, как это было описано в [1]. </text:span></text:p>
        </text:list-item>
        <text:list-item>
          <text:p text:style-name="P31"><text:span text:style-name="T13">Сравниваем число вершин и ребер в графах. Если они не совпадают для двух графов, то</text:span><text:span text:style-name="T14"> ответ: полурешетки не изоморфны. </text:span><text:span text:style-name="T15">Если они совпадают, то переходим к шагу 3.</text:span></text:p>
        </text:list-item>
        <text:list-item>
          <text:p text:style-name="P52"><text:span text:style-name="T7">Если графы <text:s/></text:span><text:span text:style-name="T7"><draw:frame draw:style-name="fr1" draw:name="Объект22" text:anchor-type="as-char" svg:y="-3.77mm" svg:width="5.19mm" svg:height="4.69m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 </text:span><text:span text:style-name="T8">и</text:span><text:span text:style-name="T5"> </text:span><text:span text:style-name="T5"><draw:frame draw:style-name="fr1" draw:name="Объект1" text:anchor-type="as-char" svg:y="-3.77mm" svg:width="6.77mm" svg:height="4.67m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 </text:span><text:span text:style-name="T7">являются деревьями, то применяем ранее описанный алгоритм проверки изоморфизма деревьев. </text:span></text:p>
        </text:list-item>
        <text:list-item>
          <text:p text:style-name="P52"><text:span text:style-name="T7">Если графы не являются деревьями, то преобразуем каждый из них в два графа </text:span><text:span text:style-name="T7"><draw:frame draw:style-name="fr1" draw:name="Объект2" text:anchor-type="as-char" svg:y="-3.77mm" svg:width="6.46mm" svg:height="5.31m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1" draw:name="Объект3" text:anchor-type="as-char" svg:y="-3.77mm" svg:width="6.46mm" svg:height="5.31m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, </text:span><text:span text:style-name="T5"><draw:frame draw:style-name="fr1" draw:name="Объект4" text:anchor-type="as-char" svg:y="-3.77mm" svg:width="8.04mm" svg:height="5.31m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1" draw:name="Объект5" text:anchor-type="as-char" svg:y="-3.77mm" svg:width="8.06mm" svg:height="5.31m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. </text:span><text:span text:style-name="T8">Опишем, как строятся графы</text:span><text:span text:style-name="T5"> </text:span><text:span text:style-name="T5"><draw:frame draw:style-name="fr1" draw:name="Объект6" text:anchor-type="as-char" svg:y="-3.77mm" svg:width="6.46mm" svg:height="5.31m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1" draw:name="Объект7" text:anchor-type="as-char" svg:y="-3.77mm" svg:width="6.46mm" svg:height="5.31m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. </text:span><text:span text:style-name="T8">Рассмотрим максимальные подграфы графа</text:span><text:span text:style-name="T5"> </text:span><text:span text:style-name="T10">G</text:span><text:span text:style-name="T8">, имеющие корнем вершину, являющуюся корнем графа </text:span><text:span text:style-name="T10">G</text:span><text:span text:style-name="T5"> </text:span><text:span text:style-name="T8">и лишь одну вершину, смежную с корнем</text:span><text:span text:style-name="T5">.</text:span><text:span text:style-name="T8"> Будем называть такие подграфы ветвями </text:span><text:span text:style-name="T12">s</text:span><text:span text:style-name="T7">-графа. Смотрим, нет ли в пересечении каких- нибудь из ветвей вершины, кроме корня. Если есть, то добавляем к одному из них ребра и вершины другого, которых нет в первом. <text:s/>Полученный в результате подграф также будем называть ветвью графа. Граф </text:span><text:span text:style-name="T7"><draw:frame draw:style-name="fr1" draw:name="Объект8" text:anchor-type="as-char" svg:y="-3.77mm" svg:width="5.19mm" svg:height="4.67m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"> преобразуем в два графа </text:span><text:span text:style-name="T7"><draw:frame draw:style-name="fr1" draw:name="Объект9" text:anchor-type="as-char" svg:y="-3.77mm" svg:width="6.46mm" svg:height="5.31m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1" draw:name="Объект10" text:anchor-type="as-char" svg:y="-3.77mm" svg:width="6.46mm" svg:height="5.31m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7">, корень графа </text:span><text:span text:style-name="T8"><text:s/></text:span><text:span text:style-name="T10">G</text:span><text:span text:style-name="T8"> становится единственной общей вершиной и корнем этих подграфов. Граф </text:span><text:span text:style-name="T8"><draw:frame draw:style-name="fr1" draw:name="Объект11" text:anchor-type="as-char" svg:y="-3.77mm" svg:width="6.46mm" svg:height="5.31m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8">является связным подграфом графа </text:span><text:span text:style-name="T11">G</text:span><text:span text:style-name="T8">, который содержит ветви графа, не содержащие циклов. Граф </text:span><text:span text:style-name="T8"><draw:frame draw:style-name="fr1" draw:name="Объект12" text:anchor-type="as-char" svg:y="-3.77mm" svg:width="6.46mm" svg:height="5.31m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8"> является связным подграфом графа </text:span><text:span text:style-name="T10">G</text:span><text:span text:style-name="T8">, который состоит из ветвей, содержащих циклы. </text:span></text:p>
        </text:list-item>
        <text:list-item>
          <text:p text:style-name="P51"><text:span text:style-name="T8">Аналогичным образом получаем графы </text:span><text:span text:style-name="T8"><draw:frame draw:style-name="fr1" draw:name="Объект13" text:anchor-type="as-char" svg:y="-3.77mm" svg:width="8.04mm" svg:height="5.31m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1" draw:name="Объект14" text:anchor-type="as-char" svg:y="-3.77mm" svg:width="8.06mm" svg:height="5.31m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из графа</text:span><text:span text:style-name="T5"> </text:span><text:span text:style-name="T5"><draw:frame draw:style-name="fr1" draw:name="Объект15" text:anchor-type="as-char" svg:y="-3.77mm" svg:width="6.77mm" svg:height="4.67m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">.</text:span></text:p>
        </text:list-item>
        <text:list-item>
          <text:p text:style-name="P52"><text:span text:style-name="T7">Проверяем на изоморфизм графы </text:span><text:span text:style-name="T7"><draw:frame draw:style-name="fr1" draw:name="Объект16" text:anchor-type="as-char" svg:y="-3.77mm" svg:width="6.46mm" svg:height="5.31m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и <text:s/></text:span><text:span text:style-name="T5"><draw:frame draw:style-name="fr1" draw:name="Объект17" text:anchor-type="as-char" svg:y="-3.77mm" svg:width="8.04mm" svg:height="5.31m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, которые являются деревьями. Если графы не являются изоморфными, то ответ: полурешетки не изоморфны. </text:span><text:span text:style-name="T11">Если графы изоморфны, то переходим к шагу 6.</text:span></text:p>
        </text:list-item>
        <text:list-item>
          <text:p text:style-name="P52"><text:span text:style-name="T8">Рассматриваем графы </text:span><text:span text:style-name="T8"><draw:frame draw:style-name="fr1" draw:name="Объект18" text:anchor-type="as-char" svg:y="-3.77mm" svg:width="6.46mm" svg:height="5.31m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1" draw:name="Объект19" text:anchor-type="as-char" svg:y="-3.77mm" svg:width="8.06mm" svg:height="5.31m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">. </text:span><text:span text:style-name="T8">Сначала проверяем их алгоритмом для деревьев. Если канонические имена графов совпадают, то переходим к шагу 7. Если нет, то ответ: полурешетки не изоморфны. </text:span></text:p>
        </text:list-item>
        <text:list-item>
          <text:p text:style-name="P52"><text:span text:style-name="T8">Находим графов </text:span><text:span text:style-name="T8"><draw:frame draw:style-name="fr1" draw:name="Объект20" text:anchor-type="as-char" svg:y="-3.77mm" svg:width="6.46mm" svg:height="5.31m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1" draw:name="Объект21" text:anchor-type="as-char" svg:y="-3.77mm" svg:width="8.06mm" svg:height="5.31m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"> инварианты 3. </text:span><text:span text:style-name="T7">Сравниваем полученные последовательности. последовательности не совпадают для двух графов, то</text:span><text:span text:style-name="T8"> ответ: полурешетки не изоморфны. Если они совпадают, то переходим к шагу 8.</text:span></text:p>
        </text:list-item>
        <text:list-item>
          <text:p text:style-name="P53">Ищем изоморфизм графов. При этом сопоставляем вершинам одного графа вершины другого, если у них совпадают последовательности. В итоге перебор <text:soft-page-break/>возникает только для тех вершин, для которых совпадает инвариант 4. Если изоморфизм найден, то ответ: полурешетки изоморфны, если нет, то ответ: полурешетки не изоморфны.</text:p>
        </text:list-item>
        <text:list-item>
          <text:p text:style-name="P54"/>
        </text:list-item>
      </text:list>
      <text:p text:style-name="Standard">template &lt;class T&gt;</text:p>
      <text:p text:style-name="Standard">bool is_isomorphic(Semilattice&lt;T&gt; s1, Semilattice&lt;T&gt; s2) {</text:p>
      <text:p text:style-name="_30__5f__20_Листинг_20_Программы"/>
      <text:p text:style-name="_30__5f__20_Листинг_20_Программы"><text:s text:c="2"/>Digraph&lt;T&gt; g1 = to_digraph(s1), g2 = to_digraph(s1);</text:p>
      <text:p text:style-name="_30__5f__20_Листинг_20_Программы"/>
      <text:p text:style-name="_30__5f__20_Листинг_20_Программы"><text:s text:c="2"/>int n = g1.number_of_nodes();</text:p>
      <text:p text:style-name="_30__5f__20_Листинг_20_Программы"><text:s text:c="2"/>if (n != g2.number_of_nodes() ||</text:p>
      <text:p text:style-name="_30__5f__20_Листинг_20_Программы"><text:s text:c="6"/>g1.number_of_edges() != g2.number_of_edges()) {</text:p>
      <text:p text:style-name="_30__5f__20_Листинг_20_Программы"><text:s text:c="4"/>return false;</text:p>
      <text:p text:style-name="_30__5f__20_Листинг_20_Программы"><text:s text:c="2"/>}</text:p>
      <text:p text:style-name="_30__5f__20_Листинг_20_Программы"><text:s text:c="2"/>T r1 = find_root(g1), r2 = find_root(g2);</text:p>
      <text:p text:style-name="_30__5f__20_Листинг_20_Программы"><text:s text:c="2"/>bool g1_is_tree = g1.is_tree_with_root(r1);</text:p>
      <text:p text:style-name="_30__5f__20_Листинг_20_Программы"><text:s text:c="2"/>if (g1_is_tree != g2.is_tree_with_root(r2)) {</text:p>
      <text:p text:style-name="_30__5f__20_Листинг_20_Программы"><text:s text:c="4"/>return false;</text:p>
      <text:p text:style-name="_30__5f__20_Листинг_20_Программы"><text:s text:c="2"/>}</text:p>
      <text:p text:style-name="_30__5f__20_Листинг_20_Программы"><text:s text:c="2"/>if (g1_is_tree) {</text:p>
      <text:p text:style-name="_30__5f__20_Листинг_20_Программы"><text:s text:c="4"/>return tree_is_isomorphic(g1, g2);</text:p>
      <text:p text:style-name="_30__5f__20_Листинг_20_Программы"><text:s text:c="2"/>}</text:p>
      <text:p text:style-name="_30__5f__20_Листинг_20_Программы"/>
      <text:p text:style-name="_30__5f__20_Листинг_20_Программы"><text:s text:c="2"/>Digraph&lt;T&gt; g1_G1, g1_G2, g2_G1, g2_G2;</text:p>
      <text:p text:style-name="_30__5f__20_Листинг_20_Программы"><text:s text:c="2"/>tie(g1_G1, g1_G2) = find_G1_and_G2_graphs(g1);</text:p>
      <text:p text:style-name="_30__5f__20_Листинг_20_Программы"><text:s text:c="2"/>tie(g2_G1, g2_G2) = find_G1_and_G2_graphs(g2);</text:p>
      <text:p text:style-name="_30__5f__20_Листинг_20_Программы"><text:s text:c="2"/>if (!tree_is_isomorphic(g1_G1, g2_G1) || !tree_is_isomorphic(g1_G2, g2_G2)) {</text:p>
      <text:p text:style-name="_30__5f__20_Листинг_20_Программы"><text:s text:c="4"/>return false;</text:p>
      <text:p text:style-name="_30__5f__20_Листинг_20_Программы"><text:s text:c="2"/>}</text:p>
      <text:p text:style-name="_30__5f__20_Листинг_20_Программы"/>
      <text:p text:style-name="_30__5f__20_Листинг_20_Программы"><text:s text:c="2"/>Inv3&lt;T&gt; inv3_for_g1_G2(g1_G2);</text:p>
      <text:p text:style-name="_30__5f__20_Листинг_20_Программы"><text:s text:c="2"/>Inv3&lt;T&gt; inv3_for_g2_G2(g2_G2);</text:p>
      <text:p text:style-name="_30__5f__20_Листинг_20_Программы"/>
      <text:p text:style-name="_30__5f__20_Листинг_20_Программы"><text:s text:c="2"/>DigraphIso&lt;T, T&gt; digiso(g1_G2, g2_G2, [&amp;](T v, T u) {</text:p>
      <text:p text:style-name="_30__5f__20_Листинг_20_Программы"><text:s text:c="4"/>return inv3_for_g1_G2.get_inv3_for_node(v) == inv3_for_g2_G2.get_inv3_for_node(u);</text:p>
      <text:p text:style-name="_30__5f__20_Листинг_20_Программы"><text:s text:c="2"/>});</text:p>
      <text:p text:style-name="_30__5f__20_Листинг_20_Программы"><text:s text:c="2"/>bool res = digiso.is_iso();</text:p>
      <text:p text:style-name="_30__5f__20_Листинг_20_Программы"/>
      <text:p text:style-name="_30__5f__20_Листинг_20_Программы"><text:s text:c="2"/>return res;</text:p>
      <text:p text:style-name="_30__5f__20_Листинг_20_Программы">}</text:p>
      <text:list xml:id="list195128360125982" text:continue-numbering="true" text:style-name="Numbering_20_1">
        <text:list-item>
          <text:p text:style-name="P54"/>
        </text:list-item>
        <text:list-item>
          <text:p text:style-name="P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mm" draw:fill-image-height="0mm"/>
      <style:paragraph-properties fo:margin-left="0mm" fo:margin-right="0mm" fo:line-height="150%" fo:text-align="justify" style:justify-single-word="false" fo:text-indent="12.51mm" style:auto-text-indent="false" style:page-number="auto" style:shadow="none">
        <style:tab-stops/>
      </style:paragraph-properties>
      <style:text-properties style:text-position="0% 100%" style:font-name="Times New Roman" fo:font-family="'Times New Roman'" style:font-style-name="Обычный" style:font-family-generic="roman" style:font-pitch="variable" fo:font-size="13pt" fo:background-color="transparent" style:font-size-asian="10.5pt"/>
    </style:style>
    <style:style style:name="Heading" style:family="paragraph" style:parent-style-name="Standard" style:next-style-name="Text_20_body" style:list-style-name="Numbering_20_2" style:class="text" style:master-page-name="">
      <style:paragraph-properties fo:margin-left="0mm" fo:margin-right="0mm" fo:margin-top="4.23mm" fo:margin-bottom="2.12mm" loext:contextual-spacing="false" fo:text-indent="12.51mm" style:auto-text-indent="false" style:page-number="auto" fo:keep-with-next="always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 style:list-style-name="Numbering_20_1">
      <style:paragraph-properties fo:margin-left="12.7mm" fo:margin-right="0mm" fo:margin-top="0mm" fo:margin-bottom="2.82mm" loext:contextual-spacing="true" fo:line-height="150%" fo:text-align="start" style:justify-single-word="false" fo:text-indent="5.01mm" style:auto-text-indent="false"/>
      <style:text-properties fo:font-size="12pt" fo:language="en" fo:country="US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margin-left="0mm" fo:margin-right="0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0__5f__20_Листинг_20_Программы" style:display-name="0_ Листинг Программы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style:font-pitch="fixed" fo:font-size="11pt" officeooo:rsid="00156563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31.3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6.7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69.44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82.14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94.84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107.54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20.2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32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1:36:53.603252010</meta:creation-date>
    <dc:date>2017-05-18T19:51:27.139887122</dc:date>
    <meta:editing-duration>PT9H15M2S</meta:editing-duration>
    <meta:editing-cycles>12</meta:editing-cycles>
    <meta:generator>LibreOffice/5.1.6.2$Linux_X86_64 LibreOffice_project/10m0$Build-2</meta:generator>
    <meta:document-statistic meta:table-count="2" meta:image-count="0" meta:object-count="22" meta:page-count="11" meta:paragraph-count="257" meta:word-count="2367" meta:character-count="16780" meta:non-whitespace-character-count="14071"/>
  </office:meta>
</office:document-meta>
</file>

<file path=Object 1/content.xml><?xml version="1.0" encoding="utf-8"?>
<math xmlns="http://www.w3.org/1998/Math/MathML" display="block">
  <semantics>
    <mi>G</mi>
    <annotation encoding="StarMath 5.0">G</annotation>
  </semantics>
</math>
</file>

<file path=Object 10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2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3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4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5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16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1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8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9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20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2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2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3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4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5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6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8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